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Cuestionario:Informática Nivel I - Examen Final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Damaris Daiana</text:p>
          </table:table-cell>
          <table:table-cell office:value-type="string">
            <text:p>Aguirre</text:p>
          </table:table-cell>
          <table:table-cell office:value-type="string">
            <text:p>435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6.50">
            <text:p>86.5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Ruben Oscar</text:p>
          </table:table-cell>
          <table:table-cell office:value-type="string">
            <text:p>Amaya</text:p>
          </table:table-cell>
          <table:table-cell office:value-type="string">
            <text:p>491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yamila</text:p>
          </table:table-cell>
          <table:table-cell office:value-type="string">
            <text:p>carricaburo</text:p>
          </table:table-cell>
          <table:table-cell office:value-type="string">
            <text:p>5029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7.50">
            <text:p>97.5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Jorge Antonio</text:p>
          </table:table-cell>
          <table:table-cell office:value-type="string">
            <text:p>Cichello</text:p>
          </table:table-cell>
          <table:table-cell office:value-type="string">
            <text:p>47125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karina</text:p>
          </table:table-cell>
          <table:table-cell office:value-type="string">
            <text:p>comigual</text:p>
          </table:table-cell>
          <table:table-cell office:value-type="string">
            <text:p>4963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2.67">
            <text:p>72.67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Ariel</text:p>
          </table:table-cell>
          <table:table-cell office:value-type="string">
            <text:p>Coppa</text:p>
          </table:table-cell>
          <table:table-cell office:value-type="string">
            <text:p>4940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6.67">
            <text:p>96.67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Mariana</text:p>
          </table:table-cell>
          <table:table-cell office:value-type="string">
            <text:p>Finoli</text:p>
          </table:table-cell>
          <table:table-cell office:value-type="string">
            <text:p>505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83">
            <text:p>95.83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Araceli</text:p>
          </table:table-cell>
          <table:table-cell office:value-type="string">
            <text:p>Gonzalez</text:p>
          </table:table-cell>
          <table:table-cell office:value-type="string">
            <text:p>4985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7.50">
            <text:p>87.5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EZEQUIEL</text:p>
          </table:table-cell>
          <table:table-cell office:value-type="string">
            <text:p>IANNELLA</text:p>
          </table:table-cell>
          <table:table-cell office:value-type="string">
            <text:p>4904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9.00">
            <text:p>89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Gerardo Jose</text:p>
          </table:table-cell>
          <table:table-cell office:value-type="string">
            <text:p>Kamann</text:p>
          </table:table-cell>
          <table:table-cell office:value-type="string">
            <text:p>5059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Alexis Guillermo</text:p>
          </table:table-cell>
          <table:table-cell office:value-type="string">
            <text:p>Lanza Castelli</text:p>
          </table:table-cell>
          <table:table-cell office:value-type="string">
            <text:p>1528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7.83">
            <text:p>77.83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David</text:p>
          </table:table-cell>
          <table:table-cell office:value-type="string">
            <text:p>Lazarte</text:p>
          </table:table-cell>
          <table:table-cell office:value-type="string">
            <text:p>5039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3.00">
            <text:p>83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Rodolfo javier</text:p>
          </table:table-cell>
          <table:table-cell office:value-type="string">
            <text:p>martinez</text:p>
          </table:table-cell>
          <table:table-cell office:value-type="string">
            <text:p>4353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Jonathan Ezequiel</text:p>
          </table:table-cell>
          <table:table-cell office:value-type="string">
            <text:p>Medina</text:p>
          </table:table-cell>
          <table:table-cell office:value-type="string">
            <text:p>428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1.83">
            <text:p>81.83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Navarrete</text:p>
          </table:table-cell>
          <table:table-cell office:value-type="string">
            <text:p>502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0.00">
            <text:p>90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Maximiliano</text:p>
          </table:table-cell>
          <table:table-cell office:value-type="string">
            <text:p>Negreti</text:p>
          </table:table-cell>
          <table:table-cell office:value-type="string">
            <text:p>461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17">
            <text:p>75.17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Zulma Edith</text:p>
          </table:table-cell>
          <table:table-cell office:value-type="string">
            <text:p>Painemilla</text:p>
          </table:table-cell>
          <table:table-cell office:value-type="string">
            <text:p>3895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.33">
            <text:p>75.33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Carla</text:p>
          </table:table-cell>
          <table:table-cell office:value-type="string">
            <text:p>Paredes</text:p>
          </table:table-cell>
          <table:table-cell office:value-type="string">
            <text:p>445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1.00">
            <text:p>71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Leandro</text:p>
          </table:table-cell>
          <table:table-cell office:value-type="string">
            <text:p>Quarroz</text:p>
          </table:table-cell>
          <table:table-cell office:value-type="string">
            <text:p>4958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50">
            <text:p>80.5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Barbara</text:p>
          </table:table-cell>
          <table:table-cell office:value-type="string">
            <text:p>Radovich</text:p>
          </table:table-cell>
          <table:table-cell office:value-type="string">
            <text:p>455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7.08">
            <text:p>77.08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carina</text:p>
          </table:table-cell>
          <table:table-cell office:value-type="string">
            <text:p>rios sale</text:p>
          </table:table-cell>
          <table:table-cell office:value-type="string">
            <text:p>5060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.92">
            <text:p>82.92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Florencia</text:p>
          </table:table-cell>
          <table:table-cell office:value-type="string">
            <text:p>Roldan</text:p>
          </table:table-cell>
          <table:table-cell office:value-type="string">
            <text:p>5068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5.00">
            <text:p>85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Isabella</text:p>
          </table:table-cell>
          <table:table-cell office:value-type="string">
            <text:p>Sanchez</text:p>
          </table:table-cell>
          <table:table-cell office:value-type="string">
            <text:p>4832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1.33">
            <text:p>81.33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Gabriel</text:p>
          </table:table-cell>
          <table:table-cell office:value-type="string">
            <text:p>Varcovischky</text:p>
          </table:table-cell>
          <table:table-cell office:value-type="string">
            <text:p>4361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5.00">
            <text:p>95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Damian</text:p>
          </table:table-cell>
          <table:table-cell office:value-type="string">
            <text:p>Viera</text:p>
          </table:table-cell>
          <table:table-cell office:value-type="string">
            <text:p>501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2.00">
            <text:p>92.00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Karina Mabel</text:p>
          </table:table-cell>
          <table:table-cell office:value-type="string">
            <text:p>Villalba</text:p>
          </table:table-cell>
          <table:table-cell office:value-type="string">
            <text:p>5059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2.67">
            <text:p>72.67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Victor</text:p>
          </table:table-cell>
          <table:table-cell office:value-type="string">
            <text:p>Yanssen</text:p>
          </table:table-cell>
          <table:table-cell office:value-type="string">
            <text:p>462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703559812</text:p>
          </table:table-cell>
        </table:table-row>
        <table:table-row>
          <table:table-cell office:value-type="string">
            <text:p>Jonatan</text:p>
          </table:table-cell>
          <table:table-cell office:value-type="string">
            <text:p>Zalazar</text:p>
          </table:table-cell>
          <table:table-cell office:value-type="string">
            <text:p>5043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9.42">
            <text:p>79.42</text:p>
          </table:table-cell>
          <table:table-cell office:value-type="string">
            <text:p>17035598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1.6 (Build: 20220314)</meta:generator>
    <meta:initial-creator>Diego Chiarenza</meta:initial-creator>
    <meta:creation-date>2023-12-26T00:03:32</meta:creation-date>
    <meta:document-statistic meta:table-count="1" meta:cell-count="0" meta:object-count="0"/>
  </office:meta>
</office:document-meta>
</file>